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officeooo:rsid="000653ff" officeooo:paragraph-rsid="000653ff" style:font-size-asian="28pt" style:font-size-complex="28pt"/>
    </style:style>
    <style:style style:name="P2" style:family="paragraph" style:parent-style-name="Standard">
      <style:text-properties fo:font-size="12pt" officeooo:rsid="000653ff" officeooo:paragraph-rsid="000653ff" style:font-size-asian="10.5pt" style:font-size-complex="12pt"/>
    </style:style>
    <style:style style:name="P3" style:family="paragraph" style:parent-style-name="Standard">
      <style:text-properties fo:font-size="12pt" officeooo:rsid="00068013" officeooo:paragraph-rsid="00068013" style:font-size-asian="10.5pt" style:font-size-complex="12pt"/>
    </style:style>
    <style:style style:name="P4" style:family="paragraph" style:parent-style-name="Standard">
      <style:text-properties fo:font-size="12pt" officeooo:rsid="0009bde2" officeooo:paragraph-rsid="0009bde2" style:font-size-asian="10.5pt" style:font-size-complex="12pt"/>
    </style:style>
    <style:style style:name="P5" style:family="paragraph" style:parent-style-name="Standard">
      <style:text-properties fo:font-size="12pt" officeooo:rsid="000b69c2" officeooo:paragraph-rsid="000b69c2" style:font-size-asian="10.5pt" style:font-size-complex="12pt"/>
    </style:style>
    <style:style style:name="P6" style:family="paragraph" style:parent-style-name="Standard">
      <style:text-properties fo:font-size="12pt" officeooo:rsid="000d4c8b" officeooo:paragraph-rsid="000d4c8b" style:font-size-asian="10.5pt" style:font-size-complex="12pt"/>
    </style:style>
    <style:style style:name="P7" style:family="paragraph" style:parent-style-name="Standard">
      <style:text-properties fo:font-size="12pt" officeooo:rsid="000d4c8b" officeooo:paragraph-rsid="000f1c7f" style:font-size-asian="10.5pt" style:font-size-complex="12pt"/>
    </style:style>
    <style:style style:name="P8" style:family="paragraph" style:parent-style-name="Standard">
      <style:text-properties fo:font-size="12pt" officeooo:rsid="00110b43" officeooo:paragraph-rsid="00110b43" style:font-size-asian="10.5pt" style:font-size-complex="12pt"/>
    </style:style>
    <style:style style:name="P9" style:family="paragraph" style:parent-style-name="Standard">
      <style:text-properties fo:font-size="12pt" officeooo:rsid="0011a952" officeooo:paragraph-rsid="0011a952" style:font-size-asian="10.5pt" style:font-size-complex="12pt"/>
    </style:style>
    <style:style style:name="P10" style:family="paragraph" style:parent-style-name="Standard">
      <style:text-properties fo:font-size="12pt" fo:language="zxx" fo:country="none" officeooo:rsid="000653ff" officeooo:paragraph-rsid="000653ff" style:font-size-asian="10.5pt" style:language-asian="zxx" style:country-asian="none" style:font-size-complex="12pt" style:language-complex="zxx" style:country-complex="none"/>
    </style:style>
    <style:style style:name="P11" style:family="paragraph" style:parent-style-name="Standard">
      <style:paragraph-properties fo:margin-left="0.5in" fo:margin-right="0in" fo:text-indent="0in" style:auto-text-indent="false"/>
      <style:text-properties officeooo:paragraph-rsid="000653ff"/>
    </style:style>
    <style:style style:name="P12" style:family="paragraph" style:parent-style-name="Standard">
      <style:paragraph-properties fo:margin-left="0.5in" fo:margin-right="0in" fo:text-indent="0in" style:auto-text-indent="false"/>
      <style:text-properties officeooo:rsid="000653ff" officeooo:paragraph-rsid="000653ff"/>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size="12pt" officeooo:rsid="0011a952" officeooo:paragraph-rsid="0011a952" style:font-size-asian="10.5pt" style:font-size-complex="12pt"/>
    </style:style>
    <style:style style:name="P15" style:family="paragraph" style:parent-style-name="Standard">
      <style:paragraph-properties fo:margin-left="0in" fo:margin-right="0in"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6" style:family="paragraph" style:parent-style-name="Standard">
      <style:paragraph-properties fo:margin-left="0in" fo:margin-right="0in" fo:text-align="start" style:justify-single-word="false"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7" style:family="paragraph" style:parent-style-name="Standard">
      <style:paragraph-properties fo:margin-left="0in" fo:margin-right="0in" fo:text-align="start" style:justify-single-word="false" fo:text-indent="0in" style:auto-text-indent="false"/>
    </style:style>
    <style:style style:name="T1" style:family="text">
      <style:text-properties fo:font-size="12pt" style:font-size-asian="10.5pt" style:font-size-complex="12pt"/>
    </style:style>
    <style:style style:name="T2" style:family="text">
      <style:text-properties fo:font-size="12pt" officeooo:rsid="000653ff" style:font-size-asian="10.5pt" style:font-size-complex="12pt"/>
    </style:style>
    <style:style style:name="T3" style:family="text">
      <style:text-properties fo:color="#000000" style:font-name="Consolas" fo:font-size="9.5pt" style:font-size-asian="9.5pt" fo:background-color="#ffffff"/>
    </style:style>
    <style:style style:name="T4" style:family="text">
      <style:text-properties fo:color="#000000" style:font-name="Consolas" fo:font-size="9.5pt" officeooo:rsid="0013e2d1" style:font-size-asian="9.5pt" fo:background-color="#ffffff"/>
    </style:style>
    <style:style style:name="T5" style:family="text">
      <style:text-properties fo:color="#000000" fo:background-color="#ffffff"/>
    </style:style>
    <style:style style:name="T6" style:family="text">
      <style:text-properties fo:color="#000000" officeooo:rsid="00138cf9" fo:background-color="#ffffff"/>
    </style:style>
    <style:style style:name="T7" style:family="text">
      <style:text-properties fo:color="#000000" officeooo:rsid="0013e2d1" fo:background-color="#ffffff"/>
    </style:style>
    <style:style style:name="T8" style:family="text">
      <style:text-properties officeooo:rsid="00068013"/>
    </style:style>
    <style:style style:name="T9" style:family="text">
      <style:text-properties fo:color="#0000ff" style:font-name="Consolas" fo:font-size="9.5pt" style:font-size-asian="9.5pt" fo:background-color="#ffffff"/>
    </style:style>
    <style:style style:name="T10" style:family="text">
      <style:text-properties officeooo:rsid="0007e854"/>
    </style:style>
    <style:style style:name="T11" style:family="text">
      <style:text-properties officeooo:rsid="000f1c7f"/>
    </style:style>
    <style:style style:name="T12" style:family="text">
      <style:text-properties fo:color="#a31515" style:font-name="Consolas" fo:font-size="9.5pt" style:font-size-asian="9.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Programming</text:p>
      <text:p text:style-name="P1"/>
      <text:p text:style-name="P2">1 Task Programming</text:p>
      <text:p text:style-name="P2"/>
      <text:p text:style-name="P2">What is a Task?</text:p>
      <text:p text:style-name="P2"/>
      <text:p text:style-name="P2">1.1 Creating and Starting Tasks</text:p>
      <text:p text:style-name="P2"/>
      <text:p text:style-name="P2">There are two ways to create and start a task:</text:p>
      <text:p text:style-name="P2"/>
      <text:p text:style-name="P2">a) Task.Factory.StartNew(() =&gt; {});</text:p>
      <text:p text:style-name="P2">b) var task = new Task(() =&gt; {});</text:p>
      <text:p text:style-name="P2"><text:s text:c="5"/>task.Start();</text:p>
      <text:p text:style-name="P2"/>
      <text:p text:style-name="P3">Overloads are available to pass <text:span text:style-name="T10">one 'generic' </text:span>parameter:</text:p>
      <text:p text:style-name="P10"/>
      <text:p text:style-name="P10"><text:span text:style-name="T9">var</text:span><text:span text:style-name="T3"> t = </text:span><text:span text:style-name="T9">new</text:span><text:span text:style-name="T3"> Task&lt;</text:span><text:span text:style-name="T9">int</text:span><text:span text:style-name="T3">&gt;(Procedure, </text:span><text:span text:style-name="T9">new</text:span><text:span text:style-name="T3"> </text:span><text:span text:style-name="T9">object</text:span><text:span text:style-name="T3">());</text:span></text:p>
      <text:p text:style-name="P10"><text:span text:style-name="T3">t.Start();</text:span></text:p>
      <text:p text:style-name="P10"><text:span text:style-name="T9">var</text:span><text:span text:style-name="T3"> result = t.Result;</text:span></text:p>
      <text:p text:style-name="P2"/>
      <text:p text:style-name="P2">1.2 Cancelling Tasks</text:p>
      <text:p text:style-name="P2"/>
      <text:p text:style-name="P2">There are many ways, but the official and recommended option is to use a CancellationToken. Here a sample:</text:p>
      <text:p text:style-name="P2"/>
      <text:p text:style-name="P2">var cts = new CancellationTokenSource();</text:p>
      <text:p text:style-name="P2">var token = cts.Token;</text:p>
      <text:p text:style-name="P2"/>
      <text:p text:style-name="P2">Task.Factory.StartNew(() =&gt; <text:s/>{</text:p>
      <text:p text:style-name="P2"/>
      <text:p text:style-name="P2"><text:s text:c="13"/>// <text:span text:style-name="T8">Perform the long running operation here!</text:span></text:p>
      <text:p text:style-name="P2"/>
      <text:p text:style-name="P11"><text:span text:style-name="T2">If (token.IsCancellationRequested)</text:span></text:p>
      <text:p text:style-name="P12"><text:span text:style-name="T1">{</text:span></text:p>
      <text:p text:style-name="P12"><text:span text:style-name="T1"><text:s text:c="4"/>token.ThrowIfCancellationRequested();</text:span></text:p>
      <text:p text:style-name="P12"><text:span text:style-name="T1">}</text:span></text:p>
      <text:p text:style-name="P2">}, token);</text:p>
      <text:p text:style-name="P2"/>
      <text:p text:style-name="P2">// <text:span text:style-name="T8">From another thread</text:span></text:p>
      <text:p text:style-name="P3">cts.Cancel();</text:p>
      <text:p text:style-name="P3"/>
      <text:p text:style-name="P4">1.3 Waiting for Time to Pass</text:p>
      <text:p text:style-name="P4"/>
      <text:p text:style-name="P4">There are some options:</text:p>
      <text:p text:style-name="P4">- Thread.Sleep() ==&gt; The thread loses his turn in the queue. <text:span text:style-name="T11">Almost no CPU time is wasted.</text:span></text:p>
      <text:p text:style-name="P4">- Thread.SpinWait() ==&gt; The thread does not lose his turn in the queue, but CPU cycles are wasted!</text:p>
      <text:p text:style-name="P4"/>
      <text:p text:style-name="P5">1.4 Waiting for Tasks</text:p>
      <text:p text:style-name="P5"/>
      <text:p text:style-name="P6">Several methods can be used in order to synchronize different threads. Here some options:</text:p>
      <text:p text:style-name="P6"><text:soft-page-break/>- Task.WaitAll(<text:span text:style-name="T11">t1, t2.....</text:span>) ==&gt; Waits for ALL the tasks to be completed <text:span text:style-name="T11">before proceeding</text:span></text:p>
      <text:p text:style-name="P7">- Task.Wait<text:span text:style-name="T11">Any</text:span>(<text:span text:style-name="T11">t1, t2.....</text:span>) ==&gt; Waits for <text:span text:style-name="T11">the first </text:span>task <text:span text:style-name="T11">complete before proceeding</text:span></text:p>
      <text:p text:style-name="P7"/>
      <text:p text:style-name="P8">In case one of the tasks is cancelled either canonically or in any other way, the Wait will throw an exception which needs to be handled in a special way.</text:p>
      <text:p text:style-name="P8"/>
      <text:p text:style-name="P9">1.5 Handling Exceptions</text:p>
      <text:p text:style-name="P9"/>
      <text:p text:style-name="P9">Different tasks can throw different types of exceptions. The framework provides a way to handle a possible composition of exceptions thrown by these different tasks. It is to be noted that exceptions thown inside tasks are absorbed and not propagated.</text:p>
      <text:p text:style-name="P9"/>
      <text:p text:style-name="P9">Here an example:</text:p>
      <text:p text:style-name="P9"/>
      <text:p text:style-name="P14"><text:span text:style-name="T9">var</text:span><text:span text:style-name="T3"> t = Task.Factory.StartNew(() =&gt;</text:span></text:p>
      <text:p text:style-name="P13"><text:span text:style-name="T3">{</text:span></text:p>
      <text:p text:style-name="P13"><text:span text:style-name="T3"><text:s text:c="4"/></text:span><text:span text:style-name="T9">throw</text:span><text:span text:style-name="T3"> </text:span><text:span text:style-name="T9">new</text:span><text:span text:style-name="T3"> InvalidOperationException();</text:span></text:p>
      <text:p text:style-name="P14"><text:span text:style-name="T3">});</text:span></text:p>
      <text:p text:style-name="P14"><text:span text:style-name="T3"/></text:p>
      <text:p text:style-name="P15"><text:span text:style-name="T5">In order to handle these exceptions correctly we need to try/</text:span><text:span text:style-name="T6">catch around a wait call and look for an AggregateException. This aggregate can be scanned to retrieve information but more importantly it is possible to distinguish what specific exceptions inside the aggregate can be set as handled (and therefore filtered out from the aggregate) and which ones are to be re-thrown. </text:span><text:span text:style-name="T7">This has to be handled with a lambda expression, though:</text:span></text:p>
      <text:p text:style-name="P15"><text:span text:style-name="T7"/></text:p>
      <text:p text:style-name="P16"><text:span text:style-name="T4"><text:s text:c="12"/></text:span><text:span text:style-name="T9">try</text:span></text:p>
      <text:p text:style-name="P17"><text:span text:style-name="T3"><text:s text:c="12"/>{</text:span></text:p>
      <text:p text:style-name="P17"><text:span text:style-name="T3"><text:s text:c="16"/>FaultyMultiThrededProcedure();</text:span></text:p>
      <text:p text:style-name="P17"><text:span text:style-name="T3"><text:s text:c="12"/>}</text:span></text:p>
      <text:p text:style-name="P17"><text:span text:style-name="T3"><text:s text:c="12"/></text:span><text:span text:style-name="T9">catch</text:span><text:span text:style-name="T3"> (AggregateException ae)</text:span></text:p>
      <text:p text:style-name="P17"><text:span text:style-name="T3"><text:s text:c="12"/>{</text:span></text:p>
      <text:p text:style-name="P17"><text:span text:style-name="T3"><text:s text:c="16"/>ae.Handle(e =&gt;</text:span></text:p>
      <text:p text:style-name="P17"><text:span text:style-name="T3"><text:s text:c="16"/>{</text:span></text:p>
      <text:p text:style-name="P17"><text:span text:style-name="T3"><text:s text:c="20"/></text:span><text:span text:style-name="T9">if</text:span><text:span text:style-name="T3"> (e </text:span><text:span text:style-name="T9">is</text:span><text:span text:style-name="T3"> AccessViolationException)</text:span></text:p>
      <text:p text:style-name="P17"><text:span text:style-name="T3"><text:s text:c="20"/>{</text:span></text:p>
      <text:p text:style-name="P17"><text:span text:style-name="T3"><text:s text:c="24"/>Console.WriteLine(</text:span><text:span text:style-name="T12">"AccessViolationException handled outside"</text:span><text:span text:style-name="T3">);</text:span></text:p>
      <text:p text:style-name="P17"><text:span text:style-name="T3"><text:s text:c="24"/></text:span><text:span text:style-name="T9">return</text:span><text:span text:style-name="T3"> </text:span><text:span text:style-name="T9">true</text:span><text:span text:style-name="T3">;</text:span></text:p>
      <text:p text:style-name="P17"><text:span text:style-name="T3"><text:s text:c="20"/>}</text:span></text:p>
      <text:p text:style-name="P17"><text:span text:style-name="T3"><text:s text:c="20"/></text:span><text:span text:style-name="T9">else</text:span></text:p>
      <text:p text:style-name="P17"><text:span text:style-name="T3"><text:s text:c="20"/>{</text:span></text:p>
      <text:p text:style-name="P17"><text:span text:style-name="T3"><text:s text:c="24"/></text:span><text:span text:style-name="T9">return</text:span><text:span text:style-name="T3"> </text:span><text:span text:style-name="T9">false</text:span><text:span text:style-name="T3">;</text:span></text:p>
      <text:p text:style-name="P17"><text:span text:style-name="T3"><text:s text:c="20"/>}</text:span></text:p>
      <text:p text:style-name="P17"><text:span text:style-name="T3"><text:s text:c="16"/>});</text:span></text:p>
      <text:p text:style-name="P16"><text:span text:style-name="T3"><text:s text:c="12"/>}</text:span></text:p>
      <text:p text:style-name="P16"><text:span text:style-name="T6"/></text:p>
      <text:p text:style-name="P16"><text:span text:style-name="T6"/></text:p>
      <text:p text:style-name="P1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48S</meta:editing-duration>
    <meta:editing-cycles>6</meta:editing-cycles>
    <meta:generator>LibreOffice/5.4.3.2$Windows_X86_64 LibreOffice_project/92a7159f7e4af62137622921e809f8546db437e5</meta:generator>
    <dc:date>2019-01-16T13:06:06.590000000</dc:date>
    <meta:document-statistic meta:table-count="0" meta:image-count="0" meta:object-count="0" meta:page-count="2" meta:paragraph-count="61" meta:word-count="384" meta:character-count="2769" meta:non-whitespace-character-count="2091"/>
    <meta:user-defined meta:name="Info 1"/>
    <meta:user-defined meta:name="Info 2"/>
    <meta:user-defined meta:name="Info 3"/>
    <meta:user-defined meta:name="Info 4"/>
  </office:meta>
</office:document-meta>
</file>